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39cm" fo:min-width="2.05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3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3.65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start="Arrowheads_20_11" draw:marker-end="Arrowheads_20_9" draw:marker-end-width="0.3cm" draw:fill="none" draw:textarea-vertical-align="middle" draw:shadow-offset-x="0.203cm" draw:shadow-offset-y="0.203cm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Arrowheads_20_10" draw:marker-end="Arrowheads_20_9" draw:marker-end-width="0.3cm" draw:fill="none" draw:textarea-vertical-align="middle" draw:shadow-offset-x="0.203cm" draw:shadow-offset-y="0.203cm" loext:decorative="false"/>
    </style:style>
    <style:style style:name="gr10" style:family="graphic" style:parent-style-name="objectwithoutfill">
      <style:graphic-properties draw:marker-start="Arrow" draw:marker-end="Arrowheads_20_9" draw:marker-end-width="0.3cm" draw:fill="none" draw:textarea-vertical-align="middle" draw:shadow-offset-x="0.203cm" draw:shadow-offset-y="0.20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281cm" fo:min-width="2.993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281cm" fo:min-width="1.723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start="Arrow"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2.223cm" svg:x="7.75cm" svg:y="8.662cm">
          <text:p text:style-name="P1">SD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4" draw:id="id4" draw:layer="layout" svg:width="3.175cm" svg:height="2.223cm" svg:x="3.627cm" svg:y="8.62cm">
          <text:p text:style-name="P1">Audio Data 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5" draw:id="id5" draw:layer="layout" svg:width="3.175cm" svg:height="2.223cm" svg:x="11.872cm" svg:y="8.62cm">
          <text:p text:style-name="P1">Audio Data A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xml:id="id1" draw:id="id1" draw:layer="layout" svg:width="5.08cm" svg:height="1.587cm" svg:x="3.54cm" svg:y="3.54cm">
          <text:p text:style-name="P1">Synthesiz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3" draw:id="id3" draw:layer="layout" svg:width="5.429cm" svg:height="1.587cm" svg:x="9.541cm" svg:y="3.54cm">
          <text:p text:style-name="P1">Audioserv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6" draw:id="id6" draw:layer="layout" svg:width="5.08cm" svg:height="1.587cm" svg:x="3.541cm" svg:y="12.94cm">
          <text:p text:style-name="P1">Ocean GU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7" draw:id="id7" draw:layer="layout" svg:width="5.08cm" svg:height="1.587cm" svg:x="9.841cm" svg:y="12.94cm">
          <text:p text:style-name="P1">Compos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6.08cm" svg:y1="5.127cm" svg:x2="9.337cm" svg:y2="8.662cm" draw:start-shape="id1" draw:end-shape="id2" draw:end-glue-point="0" svg:d="M6080 5127v1767h3257v1768" svg:viewBox="0 0 3258 3536">
          <text:p/>
        </draw:connector>
        <draw:connector draw:style-name="gr4" draw:text-style-name="P3" draw:layer="layout" svg:x1="12.255cm" svg:y1="5.127cm" svg:x2="9.337cm" svg:y2="8.662cm" draw:start-shape="id3" draw:start-glue-point="2" draw:end-shape="id2" draw:end-glue-point="0" svg:d="M12255 5127v1767h-2918v1768" svg:viewBox="0 0 2919 3536">
          <text:p/>
        </draw:connector>
        <draw:connector draw:style-name="gr5" draw:text-style-name="P3" draw:layer="layout" draw:type="line" svg:x1="6.08cm" svg:y1="5.127cm" svg:x2="5.214cm" svg:y2="8.62cm" draw:start-shape="id1" draw:start-glue-point="2" draw:end-shape="id4" draw:end-glue-point="0" svg:d="M6080 5127l-866 3493" svg:viewBox="0 0 867 3494">
          <text:p/>
        </draw:connector>
        <draw:connector draw:style-name="gr6" draw:text-style-name="P3" draw:layer="layout" draw:type="line" svg:x1="6.08cm" svg:y1="5.127cm" svg:x2="13.459cm" svg:y2="8.62cm" draw:start-shape="id1" draw:start-glue-point="2" draw:end-shape="id5" draw:end-glue-point="0" svg:d="M6080 5127l7379 3493" svg:viewBox="0 0 7380 3494">
          <text:p/>
        </draw:connector>
        <draw:connector draw:style-name="gr7" draw:text-style-name="P3" draw:layer="layout" draw:type="line" svg:x1="5.214cm" svg:y1="8.62cm" svg:x2="12.255cm" svg:y2="5.127cm" draw:start-shape="id4" draw:start-glue-point="0" draw:end-shape="id3" draw:end-glue-point="2" svg:d="M5214 8620l7041-3493" svg:viewBox="0 0 7042 3494">
          <text:p/>
        </draw:connector>
        <draw:connector draw:style-name="gr8" draw:text-style-name="P3" draw:layer="layout" draw:type="line" svg:x1="13.459cm" svg:y1="8.62cm" svg:x2="12.255cm" svg:y2="5.127cm" draw:start-shape="id5" draw:start-glue-point="0" draw:end-shape="id3" draw:end-glue-point="2" svg:d="M13459 8620l-1204-3493" svg:viewBox="0 0 1205 3494">
          <text:p/>
        </draw:connector>
        <draw:connector draw:style-name="gr9" draw:text-style-name="P3" draw:layer="layout" draw:type="lines" svg:x1="6.081cm" svg:y1="12.94cm" svg:x2="9.337cm" svg:y2="10.885cm" draw:start-shape="id6" draw:start-glue-point="0" draw:end-shape="id2" draw:end-glue-point="2" svg:d="M6081 12940v-502l3256-1052v-501" svg:viewBox="0 0 3257 2056">
          <text:p/>
        </draw:connector>
        <draw:connector draw:style-name="gr10" draw:text-style-name="P3" draw:layer="layout" draw:type="lines" svg:x1="12.381cm" svg:y1="12.94cm" svg:x2="9.337cm" svg:y2="10.885cm" draw:start-shape="id7" draw:start-glue-point="0" draw:end-shape="id2" draw:end-glue-point="2" svg:d="M12381 12940v-502l-3044-1052v-501" svg:viewBox="0 0 3045 2056">
          <text:p/>
        </draw:connector>
        <draw:custom-shape draw:style-name="gr11" draw:text-style-name="P2" xml:id="id8" draw:id="id8" draw:layer="layout" svg:width="3.492cm" svg:height="1.905cm" svg:x="16.24cm" svg:y="12.747cm">
          <text:p text:style-name="P1">Program fil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6.24cm" svg:y1="13.7cm" svg:x2="14.921cm" svg:y2="13.733cm" draw:start-shape="id8" draw:start-glue-point="5" draw:end-shape="id7" draw:end-glue-point="1" svg:d="M16240 13700h-659v33h-660" svg:viewBox="0 0 1320 34">
          <text:p/>
        </draw:connector>
        <draw:custom-shape draw:style-name="gr13" draw:text-style-name="P2" xml:id="id9" draw:id="id9" draw:layer="layout" svg:width="2.222cm" svg:height="1.905cm" svg:x="16.876cm" svg:y="3.447cm">
          <text:p text:style-name="P1">Pulse audi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4.97cm" svg:y1="4.333cm" svg:x2="16.876cm" svg:y2="4.4cm" draw:start-shape="id3" draw:start-glue-point="1" draw:end-shape="id9" draw:end-glue-point="5" svg:d="M14970 4333h953v67h953" svg:viewBox="0 0 1907 68">
          <text:p/>
        </draw:connector>
        <draw:custom-shape draw:style-name="gr13" draw:text-style-name="P2" xml:id="id10" draw:id="id10" draw:layer="layout" svg:width="2.222cm" svg:height="1.905cm" svg:x="1.777cm" svg:y="5.647cm">
          <text:p text:style-name="P1">Files 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svg:x1="3.54cm" svg:y1="4.333cm" svg:x2="2.888cm" svg:y2="5.647cm" draw:start-shape="id1" draw:start-glue-point="3" draw:end-shape="id10" draw:end-glue-point="4" svg:d="M3540 4333h-652v1314" svg:viewBox="0 0 653 1315">
          <text:p/>
        </draw:connector>
        <draw:custom-shape draw:style-name="gr2" draw:text-style-name="P2" draw:layer="layout" svg:width="5.08cm" svg:height="1.587cm" svg:x="4.239cm" svg:y="2.21cm">
          <text:p text:style-name="P1">Synthesiz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5.08cm" svg:height="1.587cm" svg:x="2.54cm" svg:y="2.741cm">
          <text:p text:style-name="P1">Synthesiz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5.08cm" svg:height="1.587cm" svg:x="5.216cm" svg:y="1.605cm">
          <text:p text:style-name="P1">Synthesiz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6T02:16:11.766843535</meta:creation-date>
    <dc:date>2025-11-14T00:14:12.712710531</dc:date>
    <meta:editing-duration>PT2H59M7S</meta:editing-duration>
    <meta:editing-cycles>6</meta:editing-cycles>
    <meta:generator>LibreOffice/25.8.2.2$Linux_X86_64 LibreOffice_project/580$Build-2</meta:generator>
    <meta:document-statistic meta:object-count="24"/>
  </office:meta>
</office:document-meta>
</file>